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5.469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fill-color="#66ccff" draw:opacity="100%" draw:opacity-name="" draw:textarea-horizontal-align="justify" draw:textarea-vertical-align="middle" draw:auto-grow-height="false" fo:min-height="0.893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4.961cm"/>
    </style:style>
    <style:style style:name="gr5" style:family="graphic" style:parent-style-name="standard">
      <style:graphic-properties draw:textarea-horizontal-align="justify" draw:textarea-vertical-align="middle" draw:auto-grow-height="false" fo:min-height="4.195cm" fo:min-width="5.85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3.052cm" fo:min-width="5.342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.766cm" fo:min-width="2.04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66ccff" draw:opacity="100%"/>
      <style:paragraph-properties fo:text-align="center"/>
      <style:text-properties fo:color="#000000"/>
    </style:style>
    <style:style style:name="P6" style:family="paragraph">
      <style:paragraph-properties fo:text-align="center"/>
    </style:style>
    <style:style style:name="P7" style:family="paragraph">
      <loext:graphic-properties draw:fill-color="#00ccff"/>
      <style:paragraph-properties fo:text-align="center"/>
    </style:style>
    <style:style style:name="P8" style:family="paragraph">
      <loext:graphic-properties draw:fill-color="#b2b2b2"/>
      <style:paragraph-properties fo:text-align="center"/>
      <style:text-properties fo: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3.302cm" svg:x="1.508cm" svg:y="13.827cm"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34cm" svg:height="1.673cm" svg:x="1.762cm" svg:y="14.059cm">
          <draw:text-box>
            <text:p text:style-name="P2"><text:span text:style-name="T1">Pozivajući program</text:span></text:p>
          </draw:text-box>
        </draw:frame>
        <draw:custom-shape draw:style-name="gr3" draw:text-style-name="P5" draw:layer="layout" svg:width="4.191cm" svg:height="1.143cm" svg:x="2.905cm" svg:y="15.732cm">
          <text:p text:style-name="P4"><text:span text:style-name="T2">SparkCon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461cm" svg:height="1.651cm" svg:x="9.382cm" svg:y="14.716cm">
          <text:p text:style-name="P1"><text:span text:style-name="T3">Upravitelj grozdo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4.445cm" svg:x="13.065cm" svg:y="8.23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35cm" svg:height="1.524cm" svg:x="13.065cm" svg:y="8.239cm">
          <draw:text-box>
            <text:p text:style-name="P2"><text:span text:style-name="T1">Radni čvor</text:span></text:p>
          </draw:text-box>
        </draw:frame>
        <draw:custom-shape draw:style-name="gr7" draw:text-style-name="P7" draw:layer="layout" svg:width="5.842cm" svg:height="3.302cm" svg:x="13.319cm" svg:y="9.12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715cm" svg:height="1.397cm" svg:x="13.319cm" svg:y="9.128cm">
          <draw:text-box>
            <text:p text:style-name="P2"><text:span text:style-name="T1">Radnik</text:span></text:p>
          </draw:text-box>
        </draw:frame>
        <draw:custom-shape draw:style-name="gr9" draw:text-style-name="P8" draw:layer="layout" svg:width="2.54cm" svg:height="1.016cm" svg:x="13.7cm" svg:y="10.906cm">
          <text:p text:style-name="P1"><text:span text:style-name="T3">Zadatak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4cm" svg:height="1.016cm" svg:x="16.367cm" svg:y="10.906cm">
          <text:p text:style-name="P1"><text:span text:style-name="T3">Zadatak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4.445cm" svg:x="13.065cm" svg:y="18.01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35cm" svg:height="1.524cm" svg:x="13.065cm" svg:y="18.018cm">
          <draw:text-box>
            <text:p text:style-name="P2"><text:span text:style-name="T1">Radni čvor</text:span></text:p>
          </draw:text-box>
        </draw:frame>
        <draw:custom-shape draw:style-name="gr7" draw:text-style-name="P7" draw:layer="layout" svg:width="5.842cm" svg:height="3.302cm" svg:x="13.319cm" svg:y="18.907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715cm" svg:height="1.397cm" svg:x="13.319cm" svg:y="18.907cm">
          <draw:text-box>
            <text:p text:style-name="P2"><text:span text:style-name="T1">Radnik</text:span></text:p>
          </draw:text-box>
        </draw:frame>
        <draw:custom-shape draw:style-name="gr9" draw:text-style-name="P8" draw:layer="layout" svg:width="2.54cm" svg:height="1.016cm" svg:x="13.7cm" svg:y="20.685cm">
          <text:p text:style-name="P1"><text:span text:style-name="T3">Zadatak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4cm" svg:height="1.016cm" svg:x="16.367cm" svg:y="20.685cm">
          <text:p text:style-name="P1"><text:span text:style-name="T3">Zadatak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6.367cm" svg:y1="12.684cm" svg:x2="16.367cm" svg:y2="18.145cm">
          <text:p/>
        </draw:line>
        <draw:line draw:style-name="gr10" draw:text-style-name="P6" draw:layer="layout" svg:x1="7.477cm" svg:y1="14.335cm" svg:x2="13.065cm" svg:y2="10.652cm">
          <text:p/>
        </draw:line>
        <draw:line draw:style-name="gr10" draw:text-style-name="P6" draw:layer="layout" svg:x1="7.477cm" svg:y1="16.24cm" svg:x2="13.065cm" svg:y2="20.431cm">
          <text:p/>
        </draw:line>
        <draw:line draw:style-name="gr10" draw:text-style-name="P6" draw:layer="layout" svg:x1="9.382cm" svg:y1="15.351cm" svg:x2="7.477cm" svg:y2="15.351cm">
          <text:p/>
        </draw:line>
        <draw:line draw:style-name="gr10" draw:text-style-name="P6" draw:layer="layout" svg:x1="13.827cm" svg:y1="14.716cm" svg:x2="15.224cm" svg:y2="12.811cm">
          <text:p/>
        </draw:line>
        <draw:line draw:style-name="gr10" draw:text-style-name="P6" draw:layer="layout" svg:x1="13.7cm" svg:y1="16.367cm" svg:x2="15.478cm" svg:y2="18.0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opacity draw:name="Transparency_20_2" draw:display-name="Transparency 2" draw:style="square" draw:cx="50%" draw:cy="50%" draw:start="100%" draw:end="0%" draw:angle="0" draw:border="0%"/>
    <draw:opacity draw:name="Transparency_20_3" draw:display-name="Transparency 3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8:27:46.946108242</meta:creation-date>
    <dc:date>2016-05-17T18:39:12.827303350</dc:date>
    <meta:editing-duration>PT18S</meta:editing-duration>
    <meta:editing-cycles>1</meta:editing-cycles>
    <meta:document-statistic meta:object-count="22"/>
    <meta:generator>LibreOffice/5.0.5.2$Linux_X86_64 LibreOffice_project/00m0$Build-2</meta:generator>
  </office:meta>
</office:document-meta>
</file>